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Videorefera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Lamports Algorithmus für</text:p>
            <text:p>verteilten gegenseitigen</text:p>
            <text:p>Ausschluss</text:p>
            <text:p/>
            <text:p>Tristan Roper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31T16:08:10.164821544</meta:creation-date>
    <dc:date>2021-03-31T16:08:57.284087516</dc:date>
    <meta:editing-duration>PT47S</meta:editing-duration>
    <meta:editing-cycles>1</meta:editing-cycles>
    <meta:document-statistic meta:object-count="25"/>
    <meta:generator>LibreOffice/7.0.5.2$Linux_X86_64 LibreOffice_project/00$Build-2</meta:generator>
  </office:meta>
</office:document-meta>
</file>